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 Book2" svg:font-family="'Fira Sans Book'" style:font-family-generic="swiss"/>
    <style:font-face style:name="Fira Sans Book3" svg:font-family="'Fira Sans Book'" style:font-adornments="Book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color="#000000" draw:fill="none" draw:fill-color="#ffffff" fo:min-height="0.462cm"/>
    </style:style>
    <style:style style:name="gr6" style:family="graphic" style:parent-style-name="objectwithoutfill">
      <style:graphic-properties svg:stroke-width="0.102cm" svg:stroke-color="#000000" draw:marker-start-width="0.305cm" draw:marker-end-width="0.305cm" draw:fill="none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svg:stroke-width="0.051cm" svg:stroke-color="#000000" draw:marker-start-width="0.076cm" draw:marker-end-width="0.076cm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51cm" svg:stroke-color="#000000" draw:marker-start-width="0.356cm" draw:marker-end-width="0.356cm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fo:min-height="0.767cm"/>
    </style:style>
    <style:style style:name="gr10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11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13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1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draw:marker-start-width="0.355cm" draw:marker-end="Arrow" draw:marker-end-width="0.203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fo:min-height="0.97cm"/>
    </style:style>
    <style:style style:name="gr17" style:family="graphic" style:parent-style-name="standard">
      <style:graphic-properties draw:stroke="none" svg:stroke-color="#000000" draw:fill="none" draw:fill-color="#ffffff" fo:min-height="0.962cm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ffffff"/>
      <style:text-properties style:font-name="Fira Sans Book1" fo:font-size="18pt" fo:font-weight="350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style:font-name="Fira Sans Book1" fo:font-size="18pt" fo:font-weight="350" style:font-size-asian="18pt" style:font-size-complex="18pt"/>
    </style:style>
    <style:style style:name="T2" style:family="text">
      <style:text-properties style:font-name="Fira Sans Book3" fo:font-size="18pt" fo:font-weight="350" style:font-name-asian="Fira Sans Book3" style:font-size-asian="18pt" style:font-name-complex="Fira Sans Book3" style:font-size-complex="18pt"/>
    </style:style>
    <style:style style:name="T3" style:family="text">
      <style:text-properties style:text-position="sub 58%" style:font-name="Fira Sans Book1" fo:font-size="18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line draw:style-name="gr1" draw:text-style-name="P1" draw:layer="layout" svg:x1="2.1cm" svg:y1="2.036cm" svg:x2="2.1cm" svg:y2="2.745cm">
            <text:p/>
          </draw:line>
          <draw:line draw:style-name="gr2" draw:text-style-name="P1" draw:layer="layout" svg:x1="2.557cm" svg:y1="1.326cm" svg:x2="2.557cm" svg:y2="3.454cm">
            <text:p/>
          </draw:line>
          <draw:line draw:style-name="gr3" draw:text-style-name="P1" draw:layer="layout" svg:x1="2.1cm" svg:y1="2.39cm" svg:x2="1.188cm" svg:y2="2.39cm">
            <text:p/>
          </draw:line>
          <draw:line draw:style-name="gr4" draw:text-style-name="P1" draw:layer="layout" svg:x1="2.557cm" svg:y1="2.39cm" svg:x2="3.469cm" svg:y2="2.39cm">
            <text:p/>
          </draw:line>
        </draw:g>
        <draw:frame draw:style-name="gr5" draw:text-style-name="P2" draw:layer="layout" svg:width="3.009cm" svg:height="1.017cm" svg:x="0.777cm" svg:y="0.415cm">
          <draw:text-box>
            <text:p><text:span text:style-name="T1">V1 = 5.0V </text:span></text:p>
          </draw:text-box>
        </draw:frame>
        <draw:g xml:id="id3" draw:id="id3">
          <draw:line draw:style-name="gr6" draw:text-style-name="P3" draw:layer="layout" svg:x1="5.301cm" svg:y1="3.56cm" svg:x2="5.648cm" svg:y2="3.625cm">
            <text:p/>
          </draw:line>
          <draw:line draw:style-name="gr6" draw:text-style-name="P3" draw:layer="layout" svg:x1="5.072cm" svg:y1="3.727cm" svg:x2="5.646cm" svg:y2="3.842cm">
            <text:p/>
          </draw:line>
          <draw:line draw:style-name="gr6" draw:text-style-name="P3" draw:layer="layout" svg:x1="5.068cm" svg:y1="3.73cm" svg:x2="5.644cm" svg:y2="3.624cm">
            <text:p/>
          </draw:line>
          <draw:line draw:style-name="gr6" draw:text-style-name="P3" draw:layer="layout" svg:x1="5.642cm" svg:y1="3.841cm" svg:x2="5.066cm" svg:y2="3.947cm">
            <text:p/>
          </draw:line>
          <draw:line draw:style-name="gr6" draw:text-style-name="P3" draw:layer="layout" svg:x1="5.64cm" svg:y1="4.058cm" svg:x2="5.064cm" svg:y2="4.164cm">
            <text:p/>
          </draw:line>
          <draw:line draw:style-name="gr6" draw:text-style-name="P3" draw:layer="layout" svg:x1="5.644cm" svg:y1="4.061cm" svg:x2="5.07cm" svg:y2="3.946cm">
            <text:p/>
          </draw:line>
          <draw:line draw:style-name="gr6" draw:text-style-name="P3" draw:layer="layout" svg:x1="5.067cm" svg:y1="4.154cm" svg:x2="5.641cm" svg:y2="4.269cm">
            <text:p/>
          </draw:line>
          <draw:line draw:style-name="gr6" draw:text-style-name="P3" draw:layer="layout" svg:x1="5.066cm" svg:y1="4.371cm" svg:x2="5.64cm" svg:y2="4.486cm">
            <text:p/>
          </draw:line>
          <draw:line draw:style-name="gr6" draw:text-style-name="P3" draw:layer="layout" svg:x1="5.062cm" svg:y1="4.374cm" svg:x2="5.638cm" svg:y2="4.268cm">
            <text:p/>
          </draw:line>
          <draw:line draw:style-name="gr6" draw:text-style-name="P3" draw:layer="layout" svg:x1="5.636cm" svg:y1="4.484cm" svg:x2="5.06cm" svg:y2="4.59cm">
            <text:p/>
          </draw:line>
          <draw:line draw:style-name="gr6" draw:text-style-name="P3" draw:layer="layout" svg:x1="5.634cm" svg:y1="4.702cm" svg:x2="5.291cm" svg:y2="4.762cm">
            <text:p/>
          </draw:line>
          <draw:line draw:style-name="gr6" draw:text-style-name="P3" draw:layer="layout" svg:x1="5.638cm" svg:y1="4.704cm" svg:x2="5.064cm" svg:y2="4.589cm">
            <text:p/>
          </draw:line>
        </draw:g>
        <draw:connector draw:style-name="gr7" draw:text-style-name="P4" draw:layer="layout" svg:x1="1.188cm" svg:y1="2.39cm" svg:x2="7.481cm" svg:y2="7.561cm" draw:start-shape="id1" draw:start-glue-point="3" draw:end-shape="id2" draw:end-glue-point="3" svg:d="M1188 2390h-551v5171h6844" svg:viewBox="0 0 6845 5172">
          <text:p/>
        </draw:connector>
        <draw:connector draw:style-name="gr8" draw:text-style-name="P4" draw:layer="layout" svg:x1="3.469cm" svg:y1="2.39cm" svg:x2="5.354cm" svg:y2="3.56cm" draw:start-shape="id1" draw:start-glue-point="1" draw:end-shape="id3" draw:end-glue-point="0" svg:d="M3469 2390h1885v1170" svg:viewBox="0 0 1886 1171">
          <text:p/>
        </draw:connector>
        <draw:frame draw:style-name="gr9" draw:text-style-name="P2" draw:layer="layout" svg:width="2.303cm" svg:height="1.017cm" svg:x="2.957cm" svg:y="5.729cm">
          <draw:text-box>
            <text:p><text:span text:style-name="T1">2.5 k</text:span><text:span text:style-name="T2">Ω</text:span></text:p>
          </draw:text-box>
        </draw:frame>
        <draw:g xml:id="id4" draw:id="id4">
          <draw:line draw:style-name="gr6" draw:text-style-name="P3" draw:layer="layout" svg:x1="10.078cm" svg:y1="3.439cm" svg:x2="10.425cm" svg:y2="3.504cm">
            <text:p/>
          </draw:line>
          <draw:line draw:style-name="gr6" draw:text-style-name="P3" draw:layer="layout" svg:x1="9.849cm" svg:y1="3.606cm" svg:x2="10.423cm" svg:y2="3.721cm">
            <text:p/>
          </draw:line>
          <draw:line draw:style-name="gr6" draw:text-style-name="P3" draw:layer="layout" svg:x1="9.845cm" svg:y1="3.609cm" svg:x2="10.421cm" svg:y2="3.503cm">
            <text:p/>
          </draw:line>
          <draw:line draw:style-name="gr6" draw:text-style-name="P3" draw:layer="layout" svg:x1="10.419cm" svg:y1="3.72cm" svg:x2="9.843cm" svg:y2="3.826cm">
            <text:p/>
          </draw:line>
          <draw:line draw:style-name="gr6" draw:text-style-name="P3" draw:layer="layout" svg:x1="10.417cm" svg:y1="3.937cm" svg:x2="9.841cm" svg:y2="4.043cm">
            <text:p/>
          </draw:line>
          <draw:line draw:style-name="gr6" draw:text-style-name="P3" draw:layer="layout" svg:x1="10.421cm" svg:y1="3.94cm" svg:x2="9.847cm" svg:y2="3.825cm">
            <text:p/>
          </draw:line>
          <draw:line draw:style-name="gr6" draw:text-style-name="P3" draw:layer="layout" svg:x1="9.844cm" svg:y1="4.033cm" svg:x2="10.418cm" svg:y2="4.148cm">
            <text:p/>
          </draw:line>
          <draw:line draw:style-name="gr6" draw:text-style-name="P3" draw:layer="layout" svg:x1="9.843cm" svg:y1="4.25cm" svg:x2="10.417cm" svg:y2="4.365cm">
            <text:p/>
          </draw:line>
          <draw:line draw:style-name="gr6" draw:text-style-name="P3" draw:layer="layout" svg:x1="9.839cm" svg:y1="4.253cm" svg:x2="10.415cm" svg:y2="4.147cm">
            <text:p/>
          </draw:line>
          <draw:line draw:style-name="gr6" draw:text-style-name="P3" draw:layer="layout" svg:x1="10.413cm" svg:y1="4.363cm" svg:x2="9.837cm" svg:y2="4.469cm">
            <text:p/>
          </draw:line>
          <draw:line draw:style-name="gr6" draw:text-style-name="P3" draw:layer="layout" svg:x1="10.411cm" svg:y1="4.581cm" svg:x2="10.068cm" svg:y2="4.641cm">
            <text:p/>
          </draw:line>
          <draw:line draw:style-name="gr6" draw:text-style-name="P3" draw:layer="layout" svg:x1="10.415cm" svg:y1="4.583cm" svg:x2="9.841cm" svg:y2="4.468cm">
            <text:p/>
          </draw:line>
        </draw:g>
        <draw:connector draw:style-name="gr7" draw:text-style-name="P4" draw:layer="layout" svg:x1="3.469cm" svg:y1="2.39cm" svg:x2="10.131cm" svg:y2="3.439cm" draw:start-shape="id1" draw:start-glue-point="1" draw:end-shape="id4" draw:end-glue-point="0" svg:d="M3469 2390h6662v1049" svg:viewBox="0 0 6663 1050">
          <text:p/>
        </draw:connector>
        <draw:g xml:id="id2" draw:id="id2">
          <draw:line draw:style-name="gr10" draw:text-style-name="P1" draw:layer="layout" svg:x1="8.85cm" svg:y1="7.207cm" svg:x2="8.85cm" svg:y2="7.916cm">
            <text:p/>
          </draw:line>
          <draw:line draw:style-name="gr11" draw:text-style-name="P1" draw:layer="layout" svg:x1="8.393cm" svg:y1="6.497cm" svg:x2="8.393cm" svg:y2="8.625cm">
            <text:p/>
          </draw:line>
          <draw:line draw:style-name="gr12" draw:text-style-name="P1" draw:layer="layout" svg:x1="8.85cm" svg:y1="7.561cm" svg:x2="9.762cm" svg:y2="7.561cm">
            <text:p/>
          </draw:line>
          <draw:line draw:style-name="gr13" draw:text-style-name="P1" draw:layer="layout" svg:x1="8.393cm" svg:y1="7.561cm" svg:x2="7.481cm" svg:y2="7.561cm">
            <text:p/>
          </draw:line>
        </draw:g>
        <draw:frame draw:style-name="gr9" draw:text-style-name="P2" draw:layer="layout" svg:width="2.472cm" svg:height="1.017cm" svg:x="10.266cm" svg:y="2.63cm">
          <draw:text-box>
            <text:p><text:span text:style-name="T1">5.0 k</text:span><text:span text:style-name="T2">Ω</text:span></text:p>
          </draw:text-box>
        </draw:frame>
        <draw:g xml:id="id5" draw:id="id5">
          <draw:line draw:style-name="gr6" draw:text-style-name="P3" draw:layer="layout" svg:x1="5.301cm" svg:y1="5.56cm" svg:x2="5.648cm" svg:y2="5.625cm">
            <text:p/>
          </draw:line>
          <draw:line draw:style-name="gr6" draw:text-style-name="P3" draw:layer="layout" svg:x1="5.072cm" svg:y1="5.727cm" svg:x2="5.646cm" svg:y2="5.842cm">
            <text:p/>
          </draw:line>
          <draw:line draw:style-name="gr6" draw:text-style-name="P3" draw:layer="layout" svg:x1="5.068cm" svg:y1="5.73cm" svg:x2="5.644cm" svg:y2="5.624cm">
            <text:p/>
          </draw:line>
          <draw:line draw:style-name="gr6" draw:text-style-name="P3" draw:layer="layout" svg:x1="5.642cm" svg:y1="5.841cm" svg:x2="5.066cm" svg:y2="5.947cm">
            <text:p/>
          </draw:line>
          <draw:line draw:style-name="gr6" draw:text-style-name="P3" draw:layer="layout" svg:x1="5.64cm" svg:y1="6.058cm" svg:x2="5.064cm" svg:y2="6.164cm">
            <text:p/>
          </draw:line>
          <draw:line draw:style-name="gr6" draw:text-style-name="P3" draw:layer="layout" svg:x1="5.644cm" svg:y1="6.061cm" svg:x2="5.07cm" svg:y2="5.946cm">
            <text:p/>
          </draw:line>
          <draw:line draw:style-name="gr6" draw:text-style-name="P3" draw:layer="layout" svg:x1="5.067cm" svg:y1="6.154cm" svg:x2="5.641cm" svg:y2="6.269cm">
            <text:p/>
          </draw:line>
          <draw:line draw:style-name="gr6" draw:text-style-name="P3" draw:layer="layout" svg:x1="5.066cm" svg:y1="6.371cm" svg:x2="5.64cm" svg:y2="6.486cm">
            <text:p/>
          </draw:line>
          <draw:line draw:style-name="gr6" draw:text-style-name="P3" draw:layer="layout" svg:x1="5.062cm" svg:y1="6.374cm" svg:x2="5.638cm" svg:y2="6.268cm">
            <text:p/>
          </draw:line>
          <draw:line draw:style-name="gr6" draw:text-style-name="P3" draw:layer="layout" svg:x1="5.636cm" svg:y1="6.484cm" svg:x2="5.06cm" svg:y2="6.59cm">
            <text:p/>
          </draw:line>
          <draw:line draw:style-name="gr6" draw:text-style-name="P3" draw:layer="layout" svg:x1="5.634cm" svg:y1="6.702cm" svg:x2="5.291cm" svg:y2="6.762cm">
            <text:p/>
          </draw:line>
          <draw:line draw:style-name="gr6" draw:text-style-name="P3" draw:layer="layout" svg:x1="5.638cm" svg:y1="6.704cm" svg:x2="5.064cm" svg:y2="6.589cm">
            <text:p/>
          </draw:line>
        </draw:g>
        <draw:connector draw:style-name="gr8" draw:text-style-name="P4" draw:layer="layout" svg:x1="5.354cm" svg:y1="4.762cm" svg:x2="5.354cm" svg:y2="5.56cm" draw:start-shape="id3" draw:start-glue-point="2" draw:end-shape="id5" draw:end-glue-point="0" svg:d="M5354 4762v798" svg:viewBox="0 0 1 799">
          <text:p/>
        </draw:connector>
        <draw:line draw:style-name="gr14" draw:text-style-name="P3" draw:layer="layout" svg:x1="5.349cm" svg:y1="6.283cm" svg:x2="5.349cm" svg:y2="7.553cm">
          <text:p/>
        </draw:line>
        <draw:frame draw:style-name="gr9" draw:text-style-name="P2" draw:layer="layout" svg:width="2.303cm" svg:height="1.017cm" svg:x="5.558cm" svg:y="3.63cm">
          <draw:text-box>
            <text:p><text:span text:style-name="T1">2.5 k</text:span><text:span text:style-name="T2">Ω</text:span></text:p>
          </draw:text-box>
        </draw:frame>
        <draw:line draw:style-name="gr15" draw:text-style-name="P3" draw:layer="layout" svg:x1="3.595cm" svg:y1="2.041cm" svg:x2="5.373cm" svg:y2="2.041cm">
          <text:p/>
        </draw:line>
        <draw:frame draw:style-name="gr16" draw:text-style-name="P2" draw:layer="layout" svg:width="0.861cm" svg:height="1.22cm" svg:x="4.006cm" svg:y="0.923cm">
          <draw:text-box>
            <text:p><text:span text:style-name="T1">I</text:span><text:span text:style-name="T3">1</text:span><text:span text:style-name="T1"> </text:span></text:p>
          </draw:text-box>
        </draw:frame>
        <draw:line draw:style-name="gr15" draw:text-style-name="P3" draw:layer="layout" svg:x1="5.582cm" svg:y1="2.041cm" svg:x2="7.36cm" svg:y2="2.041cm">
          <text:p/>
        </draw:line>
        <draw:frame draw:style-name="gr17" draw:text-style-name="P2" draw:layer="layout" svg:width="0.916cm" svg:height="1.212cm" svg:x="5.907cm" svg:y="0.924cm">
          <draw:text-box>
            <text:p><text:span text:style-name="T1">I</text:span><text:span text:style-name="T3">2</text:span><text:span text:style-name="T1"> </text:span></text:p>
          </draw:text-box>
        </draw:frame>
        <draw:line draw:style-name="gr15" draw:text-style-name="P3" draw:layer="layout" svg:x1="4.78cm" svg:y1="2.947cm" svg:x2="4.78cm" svg:y2="4.725cm">
          <text:p/>
        </draw:line>
        <draw:frame draw:style-name="gr17" draw:text-style-name="P2" draw:layer="layout" svg:width="0.916cm" svg:height="1.212cm" svg:x="3.807cm" svg:y="3.124cm">
          <draw:text-box>
            <text:p><text:span text:style-name="T1">I</text:span><text:span text:style-name="T3">3</text:span><text:span text:style-name="T1"> </text:span></text:p>
          </draw:text-box>
        </draw:frame>
        <draw:g xml:id="id6" draw:id="id6">
          <draw:line draw:style-name="gr6" draw:text-style-name="P3" draw:layer="layout" svg:x1="10.078cm" svg:y1="5.539cm" svg:x2="10.425cm" svg:y2="5.604cm">
            <text:p/>
          </draw:line>
          <draw:line draw:style-name="gr6" draw:text-style-name="P3" draw:layer="layout" svg:x1="9.849cm" svg:y1="5.706cm" svg:x2="10.423cm" svg:y2="5.821cm">
            <text:p/>
          </draw:line>
          <draw:line draw:style-name="gr6" draw:text-style-name="P3" draw:layer="layout" svg:x1="9.845cm" svg:y1="5.709cm" svg:x2="10.421cm" svg:y2="5.603cm">
            <text:p/>
          </draw:line>
          <draw:line draw:style-name="gr6" draw:text-style-name="P3" draw:layer="layout" svg:x1="10.419cm" svg:y1="5.82cm" svg:x2="9.843cm" svg:y2="5.926cm">
            <text:p/>
          </draw:line>
          <draw:line draw:style-name="gr6" draw:text-style-name="P3" draw:layer="layout" svg:x1="10.417cm" svg:y1="6.037cm" svg:x2="9.841cm" svg:y2="6.143cm">
            <text:p/>
          </draw:line>
          <draw:line draw:style-name="gr6" draw:text-style-name="P3" draw:layer="layout" svg:x1="10.421cm" svg:y1="6.04cm" svg:x2="9.847cm" svg:y2="5.925cm">
            <text:p/>
          </draw:line>
          <draw:line draw:style-name="gr6" draw:text-style-name="P3" draw:layer="layout" svg:x1="9.844cm" svg:y1="6.133cm" svg:x2="10.418cm" svg:y2="6.248cm">
            <text:p/>
          </draw:line>
          <draw:line draw:style-name="gr6" draw:text-style-name="P3" draw:layer="layout" svg:x1="9.843cm" svg:y1="6.35cm" svg:x2="10.417cm" svg:y2="6.465cm">
            <text:p/>
          </draw:line>
          <draw:line draw:style-name="gr6" draw:text-style-name="P3" draw:layer="layout" svg:x1="9.839cm" svg:y1="6.353cm" svg:x2="10.415cm" svg:y2="6.247cm">
            <text:p/>
          </draw:line>
          <draw:line draw:style-name="gr6" draw:text-style-name="P3" draw:layer="layout" svg:x1="10.413cm" svg:y1="6.463cm" svg:x2="9.837cm" svg:y2="6.569cm">
            <text:p/>
          </draw:line>
          <draw:line draw:style-name="gr6" draw:text-style-name="P3" draw:layer="layout" svg:x1="10.411cm" svg:y1="6.681cm" svg:x2="10.068cm" svg:y2="6.741cm">
            <text:p/>
          </draw:line>
          <draw:line draw:style-name="gr6" draw:text-style-name="P3" draw:layer="layout" svg:x1="10.415cm" svg:y1="6.683cm" svg:x2="9.841cm" svg:y2="6.568cm">
            <text:p/>
          </draw:line>
        </draw:g>
        <draw:connector draw:style-name="gr7" draw:text-style-name="P4" draw:layer="layout" svg:x1="10.131cm" svg:y1="4.641cm" svg:x2="10.131cm" svg:y2="5.539cm" draw:start-shape="id4" draw:start-glue-point="2" draw:end-shape="id6" draw:end-glue-point="0" svg:d="M10131 4641v898" svg:viewBox="0 0 1 899">
          <text:p/>
        </draw:connector>
        <draw:connector draw:style-name="gr7" draw:text-style-name="P4" draw:layer="layout" svg:x1="10.131cm" svg:y1="6.741cm" svg:x2="9.762cm" svg:y2="7.561cm" draw:start-shape="id6" draw:start-glue-point="2" draw:end-shape="id2" draw:end-glue-point="1" svg:d="M10131 6741v820h-369" svg:viewBox="0 0 370 821">
          <text:p/>
        </draw:connector>
        <draw:frame draw:style-name="gr9" draw:text-style-name="P2" draw:layer="layout" svg:width="2.472cm" svg:height="1.017cm" svg:x="10.266cm" svg:y="4.731cm">
          <draw:text-box>
            <text:p><text:span text:style-name="T1">5.0 k</text:span><text:span text:style-name="T2">Ω</text:span></text:p>
          </draw:text-box>
        </draw:frame>
        <draw:frame draw:style-name="gr5" draw:text-style-name="P2" draw:layer="layout" svg:width="3.009cm" svg:height="1.017cm" svg:x="8.55cm" svg:y="7.908cm">
          <draw:text-box>
            <text:p><text:span text:style-name="T1">V2 = 5.0V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 Book2" svg:font-family="'Fira Sans Book'" style:font-family-generic="swiss"/>
    <style:font-face style:name="Fira Sans Book3" svg:font-family="'Fira Sans Book'" style:font-adornments="Book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15:21:55.956273496</meta:creation-date>
    <dc:date>2019-05-08T14:56:45.678911144</dc:date>
    <meta:editing-duration>PT45M26S</meta:editing-duration>
    <meta:editing-cycles>14</meta:editing-cycles>
    <meta:generator>LibreOffice/5.1.6.2$Linux_X86_64 LibreOffice_project/10m0$Build-2</meta:generator>
    <meta:document-statistic meta:object-count="81"/>
  </office:meta>
</office:document-meta>
</file>